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1024.comp" table:style-name="ta1">
        <table:shapes>
          <draw:frame draw:z-index="0" draw:style-name="gr1" draw:text-style-name="P1" svg:width="16.023cm" svg:height="9.005cm" svg:x="11.508cm" svg:y="2.125cm">
            <draw:object draw:notify-on-update-of-ranges="'camera1024.comp'.A1:'camera1024.comp'.A16 'camera1024.comp'.B1:'camera1024.comp'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4.04442215571184" calcext:value-type="float">
            <text:p>4.0444221557</text:p>
          </table:table-cell>
          <table:table-cell office:value-type="float" office:value="11077" calcext:value-type="float">
            <text:p>11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87407574522303" calcext:value-type="float">
            <text:p>3.8740757452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43933269383026" calcext:value-type="float">
            <text:p>3.4393326938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2.91750550955255" calcext:value-type="float">
            <text:p>2.917505509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47421626407626" calcext:value-type="float">
            <text:p>2.474216264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5:38:54.879491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5:49:33.565053093</dc:date>
    <dc:creator>patrick </dc:creator>
    <meta:editing-duration>PT14M13S</meta:editing-duration>
    <meta:editing-cycles>4</meta:editing-cycles>
    <meta:generator>LibreOffice/4.3.3.2$Linux_X86_64 LibreOffice_project/43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plot-area chart:style-name="ch2" table:cell-range-address="'camera1024.comp'.A1:'camera1024.comp'.B16" chart:data-source-has-labels="column" svg:x="1.331cm" svg:y="0.18cm" svg:width="14.373cm" svg:height="7.665cm">
          <chartooo:coordinate-region svg:x="2.058cm" svg:y="0.379cm" svg:width="13.646cm" svg:height="6.819cm"/>
          <chart:axis chart:dimension="x" chart:name="primary-x" chart:style-name="ch3" chartooo:axis-type="auto">
            <chartooo:date-scale/>
            <chart:title svg:x="7.772cm" svg:y="8.025cm" chart:style-name="ch4">
              <text:p>repeating</text:p>
            </chart:title>
            <chart:categories table:cell-range-address="'camera1024.comp'.A1:'camera1024.comp'.A16"/>
          </chart:axis>
          <chart:axis chart:dimension="y" chart:name="primary-y" chart:style-name="ch5">
            <chart:title svg:x="0.451cm" svg:y="5.247cm" chart:style-name="ch6">
              <text:p>frequencies(log)</text:p>
            </chart:title>
            <chart:grid chart:style-name="ch7" chart:class="major"/>
          </chart:axis>
          <chart:series chart:style-name="ch8" chart:values-cell-range-address="'camera1024.comp'.B1:'camera1024.comp'.B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1024.comp'.A1:'camera1024.comp'.A16</svg:desc>
                </draw:g>
              </table:table-cell>
              <table:table-cell office:value-type="float" office:value="4.04442215571184">
                <text:p>4.04442215571184</text:p>
                <draw:g>
                  <svg:desc>'camera1024.comp'.B1:'camera1024.comp'.B1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87407574522303">
                <text:p>3.874075745223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43933269383026">
                <text:p>3.43933269383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1750550955255">
                <text:p>2.917505509552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